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 officeooo:rsid="00206d8a" officeooo:paragraph-rsid="00145cd6"/>
    </style:style>
    <style:style style:name="P2" style:family="paragraph" style:parent-style-name="Standard">
      <style:paragraph-properties fo:text-align="center" style:justify-single-word="false"/>
      <style:text-properties style:font-name="Courier New" officeooo:rsid="00127aaf" officeooo:paragraph-rsid="00127aaf"/>
    </style:style>
    <style:style style:name="P3" style:family="paragraph" style:parent-style-name="Standard">
      <style:paragraph-properties fo:text-align="start" style:justify-single-word="false"/>
      <style:text-properties style:font-name="Courier New" officeooo:rsid="00134a5e" officeooo:paragraph-rsid="00134a5e"/>
    </style:style>
    <style:style style:name="P4" style:family="paragraph" style:parent-style-name="Standard">
      <style:paragraph-properties fo:text-align="start" style:justify-single-word="false"/>
      <style:text-properties style:font-name="Courier New" officeooo:rsid="00137361" officeooo:paragraph-rsid="00137361"/>
    </style:style>
    <style:style style:name="P5" style:family="paragraph" style:parent-style-name="Standard">
      <style:text-properties style:font-name="Courier New" officeooo:rsid="000be4f2" officeooo:paragraph-rsid="001778d6"/>
    </style:style>
    <style:style style:name="P6" style:family="paragraph" style:parent-style-name="Standard">
      <style:text-properties style:font-name="Courier New" officeooo:rsid="00192c38" officeooo:paragraph-rsid="00192c38"/>
    </style:style>
    <style:style style:name="P7" style:family="paragraph" style:parent-style-name="Standard">
      <style:text-properties style:font-name="Courier New" officeooo:rsid="001c9541" officeooo:paragraph-rsid="001c9541"/>
    </style:style>
    <style:style style:name="P8" style:family="paragraph" style:parent-style-name="Standard">
      <style:text-properties style:font-name="Courier New" officeooo:rsid="001d2ef1" officeooo:paragraph-rsid="001d2ef1"/>
    </style:style>
    <style:style style:name="P9" style:family="paragraph" style:parent-style-name="Standard">
      <style:text-properties style:font-name="Courier New" officeooo:rsid="001fb1c5" officeooo:paragraph-rsid="001fb1c5"/>
    </style:style>
    <style:style style:name="P10" style:family="paragraph" style:parent-style-name="Standard">
      <style:text-properties style:font-name="Courier New" officeooo:rsid="00226044" officeooo:paragraph-rsid="00226044"/>
    </style:style>
    <style:style style:name="T1" style:family="text">
      <style:text-properties officeooo:rsid="00137361"/>
    </style:style>
    <style:style style:name="T2" style:family="text">
      <style:text-properties officeooo:rsid="001561ea"/>
    </style:style>
    <style:style style:name="T3" style:family="text">
      <style:text-properties officeooo:rsid="00145cd6"/>
    </style:style>
    <style:style style:name="T4" style:family="text">
      <style:text-properties officeooo:rsid="001afef0"/>
    </style:style>
    <style:style style:name="T5" style:family="text">
      <style:text-properties officeooo:rsid="001ecfa2"/>
    </style:style>
    <style:style style:name="T6" style:family="text">
      <style:text-properties officeooo:rsid="0022ff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Ángel García Pérez <text:tab/><text:tab/><text:tab/><text:tab/><text:tab/><text:tab/> <text:s text:c="6"/>1ºDAW 24/25</text:p>
      <text:p text:style-name="P2"/>
      <text:p text:style-name="P2">Apuntes</text:p>
      <text:p text:style-name="P2"/>
      <text:p text:style-name="P3">Clasificación de los lenguajes:</text:p>
      <text:p text:style-name="P3"/>
      <text:p text:style-name="P3">· Propósito: General vs Específico.</text:p>
      <text:p text:style-name="P3">· Tipo: Scripting (interpretado), Compilado, Marcado.</text:p>
      <text:p text:style-name="P3">· Uso: Desarrollo Web, <text:s/>Juegos, Sistemas, Móvil, IA, BigData, <text:s text:c="16"/>Machine Learning.</text:p>
      <text:p text:style-name="P3">· Plataforma: Web (Frontend o Backend, Desktop, Embede<text:span text:style-name="T1">d.</text:span></text:p>
      <text:p text:style-name="P4">· Paradigma: <text:span text:style-name="T2">I</text:span><text:span text:style-name="T3">mperativa, </text:span><text:span text:style-name="T2">E</text:span><text:span text:style-name="T3">structurada, </text:span><text:span text:style-name="T2">D</text:span><text:span text:style-name="T3">eclarativa, </text:span><text:span text:style-name="T2">Modular, Orientado a Objetos, Lógico, Funcional.</text:span></text:p>
      <text:p text:style-name="P4"/>
      <text:p text:style-name="P5">Paradigma imperativo:</text:p>
      <text:p text:style-name="P5"/>
      <text:p text:style-name="P5">Se centra en describir como se realiza una tarea mediante instrucciones que cambian el estado del programa.</text:p>
      <text:p text:style-name="P5"/>
      <text:p text:style-name="P5">Paradigma Declarativo:</text:p>
      <text:p text:style-name="P5"/>
      <text:p text:style-name="P5">Se enfoca en que tarea debe realizarse, en lugar de como se debe realizar.</text:p>
      <text:p text:style-name="P5"/>
      <text:p text:style-name="P5">Paradigma Orientado a Objetos (OOP):</text:p>
      <text:p text:style-name="P5"/>
      <text:p text:style-name="P5">Modela el software como una colección de objetos que contienen tanto datos (atributos) como comportamientos (métodos).</text:p>
      <text:p text:style-name="P5"/>
      <text:p text:style-name="P5">Paradigma Funcional:</text:p>
      <text:p text:style-name="P5"/>
      <text:p text:style-name="P5">Es un subtipo del paradigma declarativo que trata el cálculo como la evaluación de funciones matemáticas y evita cambiar estados y datos mutables.</text:p>
      <text:p text:style-name="P5"/>
      <text:p text:style-name="P5"/>
      <text:p text:style-name="P6">¿Cómo dividir un programa en módulos?</text:p>
      <text:p text:style-name="P6"/>
      <text:p text:style-name="P6">· Hay un único punto de entra y un único punto de salida.</text:p>
      <text:p text:style-name="P6">· Funciones bien definidas</text:p>
      <text:p text:style-name="P6">· Caja negra: Es como las librerías, es decir, no me importa como lo hace, sino que lo que me importa es QUE ES LO QUE HACE.</text:p>
      <text:p text:style-name="P6">· Pequeños: Dividir el código en módulos con menos líneas (Alto de pantalla 30-40 líneas aprox).</text:p>
      <text:p text:style-name="P6">· Máxima cohesión: <text:span text:style-name="T4">Es cuando 2 módulos tienen mucha relación entre sí.</text:span></text:p>
      <text:p text:style-name="P6">· Mínimo acoplamiento: <text:span text:style-name="T4">Es cuando una “Caja negra” depende de otra para su funcionamiento.</text:span></text:p>
      <text:p text:style-name="P6"/>
      <text:p text:style-name="P6"/>
      <text:p text:style-name="P6"/>
      <text:p text:style-name="P6"/>
      <text:p text:style-name="P6"/>
      <text:p text:style-name="P7"><text:soft-page-break/>¿Que es el pseudocódigo?</text:p>
      <text:p text:style-name="P7"/>
      <text:p text:style-name="P7">· Es un lenguaje informal → Cada uno con sus palabras.</text:p>
      <text:p text:style-name="P7">· Ayuda a ver la lógica antes de pasar a codificar en un lenguaje real.</text:p>
      <text:p text:style-name="P7">· Facilita comunicación entre programadores.</text:p>
      <text:p text:style-name="P7">· Sirve para documentar el código.</text:p>
      <text:p text:style-name="P7">· Útil para aprender a programar.</text:p>
      <text:p text:style-name="P7"/>
      <text:p text:style-name="P7"/>
      <text:p text:style-name="P8">Elementos de un programa:</text:p>
      <text:p text:style-name="P8"/>
      <text:p text:style-name="P8">Entrada</text:p>
      <text:p text:style-name="P8"/>
      <text:p text:style-name="P8">Procesamiento</text:p>
      <text:p text:style-name="P8"/>
      <text:p text:style-name="P8">Salida</text:p>
      <text:p text:style-name="P8"/>
      <text:p text:style-name="P8">Palabras reservadas (<text:span text:style-name="T5">palabras clave</text:span>)</text:p>
      <text:p text:style-name="P8"/>
      <text:p text:style-name="P8">Comentarios</text:p>
      <text:p text:style-name="P8"/>
      <text:p text:style-name="P8">Resultados</text:p>
      <text:p text:style-name="P8"/>
      <text:p text:style-name="P8">Dispositivos</text:p>
      <text:p text:style-name="P8"/>
      <text:p text:style-name="P8"/>
      <text:p text:style-name="P8"/>
      <text:p text:style-name="P9">Módulos: Dividir las funcionalidades del programa en subprogramas → Procedimientos</text:p>
      <text:p text:style-name="P9">→ Funciones</text:p>
      <text:p text:style-name="P9"/>
      <text:p text:style-name="P9"/>
      <text:p text:style-name="P10">TIPOS DE BUCLES:</text:p>
      <text:p text:style-name="P10"/>
      <text:p text:style-name="P10">Mientras: <text:span text:style-name="T6">pregunta al principio</text:span></text:p>
      <text:p text:style-name="P10"/>
      <text:p text:style-name="P10">Repetir: pregunta al final</text:p>
      <text:p text:style-name="P10"/>
      <text:p text:style-name="P10">Para: también pregunta al princip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0:53:03.012000000</meta:creation-date>
    <dc:date>2024-10-10T11:29:07.121000000</dc:date>
    <meta:editing-duration>PT2H37M18S</meta:editing-duration>
    <meta:editing-cycles>13</meta:editing-cycles>
    <meta:generator>LibreOffice/24.8.1.2$Windows_X86_64 LibreOffice_project/87fa9aec1a63e70835390b81c40bb8993f1d4ff6</meta:generator>
    <meta:document-statistic meta:table-count="0" meta:image-count="0" meta:object-count="0" meta:page-count="2" meta:paragraph-count="43" meta:word-count="313" meta:character-count="2044" meta:non-whitespace-character-count="1744"/>
  </office:meta>
</office:document-meta>
</file>